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6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1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17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29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56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7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77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8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8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92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9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98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ASK #5</text:span></text:p>
      <text:p text:style-name="P1"><text:span text:style-name="T1">BUSSINESS ANALYTICS</text:span></text:p>
      <text:p text:style-name="P2"><text:span text:style-name="T2"/></text:p>
      <text:p text:style-name="P2"><text:span text:style-name="T3">From the given pdf in the github projects on Analytics here is some documented results which we got from the analyzing panel.</text:span><text:span text:style-name="T4"/></text:p>
      <text:p text:style-name="P2"><text:span text:style-name="T5"/></text:p>
      <text:p text:style-name="P2"><text:span text:style-name="T5">According to work sheet #1</text:span></text:p>
      <text:p text:style-name="P2"><text:span text:style-name="T6">Region wise + State wise Comparison of quantity used and profit gain-</text:span></text:p>
      <text:p text:style-name="P2"><text:span text:style-name="T7">Outcome-<text:s/></text:span><text:span text:style-name="T8">CALIFORNIA</text:span><text:span text:style-name="T9"><text:s/></text:span><text:span text:style-name="T10">comes out with highest profit per quantity in all 3(office suppliers,tech,furniture) category.</text:span></text:p>
      <text:p text:style-name="P2"><text:span text:style-name="T11">TEXAS</text:span><text:span text:style-name="T12"><text:s/></text:span><text:span text:style-name="T13">comes out with lowest profit in 2(Office suppliers,tech) categories and</text:span><text:span text:style-name="T14"><text:s/>OHIO</text:span><text:span text:style-name="T15"><text:s/>state in 1(furniture )category</text:span></text:p>
      <text:p text:style-name="P2"><text:span text:style-name="T15"/></text:p>
      <text:p text:style-name="P2"><text:span text:style-name="T16">Acording to work sheet #2</text:span></text:p>
      <text:p text:style-name="P2"><text:span text:style-name="T17">Category+SubCategory analysis w.r.t profit/quantity-</text:span></text:p>
      <text:p text:style-name="P2"><text:span text:style-name="T18">Outcome-<text:s/></text:span><text:span text:style-name="T19">Techology</text:span><text:span text:style-name="T20"><text:s/>category leads a way high w.r.t others in making profit . But in<text:s/></text:span><text:span text:style-name="T21">Machines</text:span><text:span text:style-name="T22">(Sub category ) there is not so much of profit which means that this part should be under consideration.</text:span></text:p>
      <text:p text:style-name="P2"><text:span text:style-name="T23">Tables</text:span><text:span text:style-name="T24">(subcategory) of<text:s/></text:span><text:span text:style-name="T25">Furniture</text:span><text:span text:style-name="T26"><text:s/>category gives the lowest amount in the firm contribution . So firm should remove this item from there list and put that money in different section or comes up with some new ideas over it.</text:span></text:p>
      <text:p text:style-name="P2"><text:span text:style-name="T27"/></text:p>
      <text:p text:style-name="P2"><text:span text:style-name="T28">According to work sheet #3</text:span></text:p>
      <text:p text:style-name="P2"><text:span text:style-name="T29">Sales done on category Hirearchies</text:span></text:p>
      <text:p text:style-name="P2"><text:span text:style-name="T30">Outcome- highest sales goes to -</text:span><text:span text:style-name="T31">Phone</text:span><text:span text:style-name="T32">(Sub category) of<text:s/></text:span><text:span text:style-name="T33">Technology</text:span><text:span text:style-name="T34">(category)</text:span></text:p>
      <text:p text:style-name="P2"><text:span text:style-name="T34"><text:s text:c="48"/>-</text:span><text:span text:style-name="T35">Storage</text:span><text:span text:style-name="T36">(Sub category)of<text:s/></text:span><text:span text:style-name="T37">O.S</text:span><text:span text:style-name="T38"><text:s/>(category)</text:span></text:p>
      <text:p text:style-name="P2"><text:span text:style-name="T38"><text:s text:c="41"/>-</text:span><text:span text:style-name="T39">Chairs</text:span><text:span text:style-name="T40">(Sub category) of<text:s/></text:span><text:span text:style-name="T41">Furnitur</text:span><text:span text:style-name="T42">(category)</text:span></text:p>
      <text:p text:style-name="P2"><text:span text:style-name="T42">Lowest Sales goes to -</text:span><text:span text:style-name="T43">Copiers</text:span><text:span text:style-name="T44">(Sub category) of<text:s/></text:span><text:span text:style-name="T45">Technology</text:span><text:span text:style-name="T46">(category)</text:span></text:p>
      <text:p text:style-name="P2"><text:span text:style-name="T46"><text:s text:c="33"/>-</text:span><text:span text:style-name="T47">Fasteners</text:span><text:span text:style-name="T48">(Sub category) of<text:s/></text:span><text:span text:style-name="T49">O.S<text:s/></text:span><text:span text:style-name="T50">(category)</text:span></text:p>
      <text:p text:style-name="P2"><text:span text:style-name="T50"><text:s text:c="33"/>-</text:span><text:span text:style-name="T51">Furnishing</text:span><text:span text:style-name="T52">(Sub category) of<text:s/></text:span><text:span text:style-name="T53">Furniture</text:span><text:span text:style-name="T54">(category)</text:span></text:p>
      <text:p text:style-name="P2"><text:span text:style-name="T54"/></text:p>
      <text:p text:style-name="P2"><text:span text:style-name="T55">According to work sheet #4</text:span></text:p>
      <text:p text:style-name="P2"><text:span text:style-name="T56">Category/ Discount</text:span><text:span text:style-name="T57"/></text:p>
      <text:p text:style-name="P2"><text:span text:style-name="T57">Outcome- highest discount goes to<text:s/></text:span><text:span text:style-name="T58">Binders</text:span><text:span text:style-name="T59">(Sub category)of<text:s/></text:span><text:span text:style-name="T60">O.S</text:span><text:span text:style-name="T61"><text:s/>(category) </text:span></text:p>
      <text:p text:style-name="P2"><text:span text:style-name="T61">Lowest discount goes to<text:s/></text:span><text:span text:style-name="T62">Copiers</text:span><text:span text:style-name="T63">(sub category) of<text:s/></text:span><text:span text:style-name="T64">Technology</text:span><text:span text:style-name="T65">(category)</text:span></text:p>
      <text:p text:style-name="P3"><text:span text:style-name="T66">NOTE-</text:span><text:span text:style-name="T67"/></text:p>
      <text:p text:style-name="P3"><text:span text:style-name="T67">So, we can say that w.r.t to<text:s/></text:span><text:span text:style-name="T68">sheet#3<text:s/></text:span><text:span text:style-name="T69">discount has some relation with sales as there is lowest sales of<text:s/></text:span><text:span text:style-name="T70">Copiers</text:span><text:span text:style-name="T71"><text:s/>and the discount is also low .</text:span></text:p>
      <text:p text:style-name="P3"><text:span text:style-name="T71">So we can say somehow our profit also lie between<text:s/></text:span><text:span text:style-name="T72">Discount</text:span><text:span text:style-name="T73"><text:s/>Parameter.</text:span><text:span text:style-name="T74"/></text:p>
      <text:p text:style-name="P3"><text:span text:style-name="T75"/></text:p>
      <text:p text:style-name="P3"><text:span text:style-name="T76">According to work sheet #5</text:span></text:p>
      <text:p text:style-name="P3"><text:span text:style-name="T77">Sales / Profit graph</text:span><text:span text:style-name="T78"/></text:p>
      <text:p text:style-name="P3"><text:span text:style-name="T79">Outcome</text:span><text:span text:style-name="T80">-</text:span><text:span text:style-name="T81"><text:s/>From the continuous dual axis graph we can say that there is a healthy relation of<text:s/></text:span><text:span text:style-name="T82">sales<text:s/></text:span><text:span text:style-name="T83">with</text:span><text:span text:style-name="T84"><text:s/>profit<text:s/></text:span><text:span text:style-name="T85">. Whenever the profit is high up the main reason is the sales part behined them.</text:span></text:p>
      <text:p text:style-name="P3"><text:span text:style-name="T86">Key point</text:span><text:span text:style-name="T87">- In<text:s/></text:span><text:span text:style-name="T88">east region</text:span><text:span text:style-name="T89"><text:s/>firm get the highest profit of the<text:s/></text:span><text:span text:style-name="T90">standard class.</text:span></text:p>
      <text:p text:style-name="P3"><text:span text:style-name="T90"/></text:p>
      <text:p text:style-name="P3"><text:span text:style-name="T91">According to work sheet #6</text:span></text:p>
      <text:p text:style-name="P3"><text:span text:style-name="T92">Running Demo(profit /sub category)</text:span><text:span text:style-name="T93"/></text:p>
      <text:p text:style-name="P3"><text:span text:style-name="T94">Outcome- From the graph we can easily find out the<text:s/></text:span><text:span text:style-name="T95">profit<text:s/></text:span><text:span text:style-name="T96">percentage of the data given.</text:span></text:p>
      <text:p text:style-name="P3"><text:span text:style-name="T96">Tables,Book cases,Supplies gives the most least our we can say gave the loss to the firm .</text:span></text:p>
      <text:p text:style-name="P3"><text:span text:style-name="T96">So we should try to move them to another region and have a try our should promote them with good discount . so that our sales will increase and we can have some amount of profit.</text:span></text:p>
      <text:p text:style-name="P3"><text:span text:style-name="T96"/></text:p>
      <text:p text:style-name="P3"><text:span text:style-name="T97">According to work sheet #7</text:span></text:p>
      <text:p text:style-name="P3"><text:span text:style-name="T98">Highest profit around country and state</text:span></text:p>
      <text:p text:style-name="P3"><text:span text:style-name="T99">Outcome- After seeing this sheet we can easily say that<text:s/></text:span><text:span text:style-name="T100">United States<text:s/></text:span><text:span text:style-name="T101">particularly<text:s/></text:span><text:span text:style-name="T102">California</text:span><text:span text:style-name="T103"><text:s/>gives the best results among<text:s/></text:span><text:span text:style-name="T104">SALES</text:span><text:span text:style-name="T105"><text:s/>and<text:s/></text:span><text:span text:style-name="T106">Profits.</text:span></text:p>
      <text:p text:style-name="P3"><text:span text:style-name="T107"/></text:p>
      <text:p text:style-name="P3"><text:span text:style-name="T108">KEY VALUES-</text:span><text:span text:style-name="T109"/></text:p>
      <text:p text:style-name="P3"><text:span text:style-name="T109">So From this task of Analysis we can say that<text:s/></text:span><text:span text:style-name="T110">FIRM<text:s/></text:span><text:span text:style-name="T111">should work on<text:s/></text:span><text:span text:style-name="T112">DISCOUNT<text:s/></text:span><text:span text:style-name="T113">pattern where the profits are less . Also should try to launch there least selling products to different regions where the<text:s/></text:span><text:span text:style-name="T114">Sales</text:span><text:span text:style-name="T115"><text:s/>are much high. They can also increase ther<text:s/></text:span><text:span text:style-name="T116">Sales</text:span><text:span text:style-name="T117"><text:s/>on those areas where there is<text:s/></text:span><text:span text:style-name="T118">Profits</text:span><text:span text:style-name="T119"><text:s/>and<text:s/></text:span><text:span text:style-name="T120">Sales</text:span><text:span text:style-name="T121"><text:s/>is high.</text:span><text:span text:style-name="T1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